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8271in"/>
    </style:style>
    <style:style style:name="Table1.B" style:family="table-column">
      <style:table-column-properties style:column-width="5.0958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text-line-through-style="solid"/>
    </style:style>
    <style:style style:name="P8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text-line-through-style="none"/>
    </style:style>
    <style:style style:name="P10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ncad Documentation</text:p>
      <text:p text:style-name="P2"/>
      <text:p text:style-name="P3">Daniel Centore</text:p>
      <text:p text:style-name="P3"/>
      <text:p text:style-name="P5"><text:bookmark text:name="file-and-folder"/>File and Folder Summary</text:p>
      <text:p text:style-name="P3"/>
      <text:list xml:id="list1568731144" text:style-name="L1">
        <text:list-item>
          <text:p text:style-name="P11">./DWGs contains blocks for inserting</text:p>
          <text:list>
            <text:list-item>
              <text:p text:style-name="P11">COMM → Common</text:p>
            </text:list-item>
            <text:list-item>
              <text:p text:style-name="P11">ELEC → Electrical</text:p>
            </text:list-item>
            <text:list-item>
              <text:p text:style-name="P11">HVAC → HVAC</text:p>
            </text:list-item>
            <text:list-item>
              <text:p text:style-name="P11">PLUM → Plumbing</text:p>
            </text:list-item>
            <text:list-item>
              <text:p text:style-name="P11">TELD → Tel/Data<text:line-break/></text:p>
            </text:list-item>
          </text:list>
        </text:list-item>
        <text:list-item>
          <text:p text:style-name="P11">./icons contains a dumped collection of icon bitmaps from the original AutoCad dll.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cad.lin</text:p>
          </table:table-cell>
          <table:table-cell table:style-name="Table1.B1" office:value-type="string">
            <text:p text:style-name="P6">A collection of linetypes based on the original AutoCad file</text:p>
          </table:table-cell>
        </table:table-row>
        <table:table-row table:style-name="Table1.1">
          <table:table-cell table:style-name="Table1.A2" office:value-type="string">
            <text:p text:style-name="P6">annotation.lsp</text:p>
          </table:table-cell>
          <table:table-cell table:style-name="Table1.B2" office:value-type="string">
            <text:p text:style-name="P6">Handles annotations (which are in multiple menus)</text:p>
          </table:table-cell>
        </table:table-row>
        <table:table-row table:style-name="Table1.1">
          <table:table-cell table:style-name="Table1.A2" office:value-type="string">
            <text:p text:style-name="P6">autobreaktxt.lsp</text:p>
          </table:table-cell>
          <table:table-cell table:style-name="Table1.B2" office:value-type="string">
            <text:p text:style-name="P6">Script from: http://www.simplecad.com/lisp/files/tb.lsp.txt</text:p>
          </table:table-cell>
        </table:table-row>
        <table:table-row table:style-name="Table1.1">
          <table:table-cell table:style-name="Table1.A2" office:value-type="string">
            <text:p text:style-name="P6">cencad.cui</text:p>
          </table:table-cell>
          <table:table-cell table:style-name="Table1.B2" office:value-type="string">
            <text:p text:style-name="P6">The new format for menus. It has support for icons and such so this will be utilized later. For now, cencad.mnl is easiest.</text:p>
          </table:table-cell>
        </table:table-row>
        <table:table-row table:style-name="Table1.1">
          <table:table-cell table:style-name="Table1.A2" office:value-type="string">
            <text:p text:style-name="P6">cencad.mnl</text:p>
          </table:table-cell>
          <table:table-cell table:style-name="Table1.B2" office:value-type="string">
            <text:p text:style-name="P6">Lisp routine that gets loaded upon startup. Contains initialization as well as a few functions common to all the menus.</text:p>
          </table:table-cell>
        </table:table-row>
        <table:table-row table:style-name="Table1.1">
          <table:table-cell table:style-name="Table1.A2" office:value-type="string">
            <text:p text:style-name="P6">cencad.mns</text:p>
          </table:table-cell>
          <table:table-cell table:style-name="Table1.B2" office:value-type="string">
            <text:p text:style-name="P6">Older menu format. This is what should be modified until the program is basically complete, at which point this will be renamed cencad.mns.bak and the cui edited.</text:p>
          </table:table-cell>
        </table:table-row>
        <table:table-row table:style-name="Table1.1">
          <table:table-cell table:style-name="Table1.A2" office:value-type="string">
            <text:p text:style-name="P6">customcomm.lsp</text:p>
          </table:table-cell>
          <table:table-cell table:style-name="Table1.B2" office:value-type="string">
            <text:p text:style-name="P6">Handles the common menu</text:p>
          </table:table-cell>
        </table:table-row>
        <table:table-row table:style-name="Table1.1">
          <table:table-cell table:style-name="Table1.A2" office:value-type="string">
            <text:p text:style-name="P6">customhvac.lsp</text:p>
          </table:table-cell>
          <table:table-cell table:style-name="Table1.B2" office:value-type="string">
            <text:p text:style-name="P6">Handles the HVAC menu</text:p>
          </table:table-cell>
        </table:table-row>
        <table:table-row table:style-name="Table1.1">
          <table:table-cell table:style-name="Table1.A2" office:value-type="string">
            <text:p text:style-name="P6">customteldata.lsp</text:p>
          </table:table-cell>
          <table:table-cell table:style-name="Table1.B2" office:value-type="string">
            <text:p text:style-name="P6">Handles the tel/data menu</text:p>
          </table:table-cell>
        </table:table-row>
        <table:table-row table:style-name="Table1.1">
          <table:table-cell table:style-name="Table1.A2" office:value-type="string">
            <text:p text:style-name="P6">default.pgp</text:p>
          </table:table-cell>
          <table:table-cell table:style-name="Table1.B2" office:value-type="string">
            <text:p text:style-name="P6">Command alias file</text:p>
          </table:table-cell>
        </table:table-row>
        <table:table-row table:style-name="Table1.1">
          <table:table-cell table:style-name="Table1.A2" office:value-type="string">
            <text:p text:style-name="P6">dline.lsp</text:p>
          </table:table-cell>
          <table:table-cell table:style-name="Table1.B2" office:value-type="string">
            <text:p text:style-name="P6">Double Line lisp routine (by AutoCad)</text:p>
          </table:table-cell>
        </table:table-row>
        <table:table-row table:style-name="Table1.1">
          <table:table-cell table:style-name="Table1.A2" office:value-type="string">
            <text:p text:style-name="P6">Documentation.odt</text:p>
          </table:table-cell>
          <table:table-cell table:style-name="Table1.B2" office:value-type="string">
            <text:p text:style-name="P6">This file</text:p>
          </table:table-cell>
        </table:table-row>
        <text:soft-page-break/>
        <table:table-row table:style-name="Table1.1">
          <table:table-cell table:style-name="Table1.A2" office:value-type="string">
            <text:p text:style-name="P6">dwgdata.csv</text:p>
          </table:table-cell>
          <table:table-cell table:style-name="Table1.B2" office:value-type="string">
            <text:p text:style-name="P6">Database of block insertion information. Loaded by (loadblockinfo "<text:span text:style-name="T1">identifier</text:span>"). Order of information:</text:p>
            <text:list xml:id="list424210228" text:style-name="L2">
              <text:list-item>
                <text:p text:style-name="P13">Identifier: A name for the block. Must be unique.</text:p>
              </text:list-item>
              <text:list-item>
                <text:p text:style-name="P13">Path: Path to the block in the format of ./DWGs/...</text:p>
              </text:list-item>
              <text:list-item>
                <text:p text:style-name="P13">Layer: Layer to insert onto. Blank means current.</text:p>
              </text:list-item>
              <text:list-item>
                <text:p text:style-name="P13">Color: Color to make that layer. Blank means current.</text:p>
              </text:list-item>
              <text:list-item>
                <text:p text:style-name="P13">Linetype: Linetype to make the layer. Usually continuous. Blank means current.</text:p>
              </text:list-item>
              <text:list-item>
                <text:p text:style-name="P13">Rotation: How to rotate the block</text:p>
                <text:list>
                  <text:list-item>
                    <text:p text:style-name="P13">-1 = Prompt</text:p>
                  </text:list-item>
                  <text:list-item>
                    <text:p text:style-name="P13">Anything else: Use as the rotation value</text:p>
                  </text:list-item>
                </text:list>
              </text:list-item>
              <text:list-item>
                <text:p text:style-name="P13">Position: Where to put the block</text:p>
                <text:list>
                  <text:list-item>
                    <text:p text:style-name="P13">-1 = Use the point of last insertion</text:p>
                  </text:list-item>
                  <text:list-item>
                    <text:p text:style-name="P13">0 = Prompt</text:p>
                  </text:list-item>
                </text:list>
              </text:list-item>
              <text:list-item>
                <text:p text:style-name="P13">Xcommand: Command to execute after loading the block</text:p>
                <text:list>
                  <text:list-item>
                    <text:p text:style-name="P13">-1: No command</text:p>
                  </text:list-item>
                  <text:list-item>
                    <text:p text:style-name="P13">Anything else: Command to run. (Use ; between multiple commands. Leaving any command blank results in a return. So, a single ; results in two returns.)</text:p>
                  </text:list-item>
                </text:list>
              </text:list-item>
              <text:list-item>
                <text:p text:style-name="P13">Xscale: What scale to use on the block</text:p>
                <text:list>
                  <text:list-item>
                    <text:p text:style-name="P13">-1 = Use the current dimscale (ie 96)</text:p>
                  </text:list-item>
                  <text:list-item>
                    <text:p text:style-name="P13">Anything else: Use as scale value (usually 1)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6">infogetter.lsp</text:p>
          </table:table-cell>
          <table:table-cell table:style-name="Table1.B2" office:value-type="string">
            <text:p text:style-name="P6">Contains functions for processing entity information (ie line length)</text:p>
          </table:table-cell>
        </table:table-row>
        <table:table-row table:style-name="Table1.1">
          <table:table-cell table:style-name="Table1.A2" office:value-type="string">
            <text:p text:style-name="P6">insertblock.txt</text:p>
          </table:table-cell>
          <table:table-cell table:style-name="Table1.B2" office:value-type="string">
            <text:p text:style-name="P6">Contains a list of functions which use (insertblock ..) so they can be updated accordingly if another parameter needs to be added.</text:p>
          </table:table-cell>
        </table:table-row>
        <table:table-row table:style-name="Table1.1">
          <table:table-cell table:style-name="Table1.A2" office:value-type="string">
            <text:p text:style-name="P6">ltypeshp.shx</text:p>
          </table:table-cell>
          <table:table-cell table:style-name="Table1.B2" office:value-type="string">
            <text:p text:style-name="P6">Not sure, but it looks important</text:p>
          </table:table-cell>
        </table:table-row>
        <table:table-row table:style-name="Table1.1">
          <table:table-cell table:style-name="Table1.A2" office:value-type="string">
            <text:p text:style-name="P6">readcsv.lsp</text:p>
          </table:table-cell>
          <table:table-cell table:style-name="Table1.B2" office:value-type="string">
            <text:p text:style-name="P6">Handles the reading of our dwgdata.csv file</text:p>
          </table:table-cell>
        </table:table-row>
        <table:table-row table:style-name="Table1.1">
          <table:table-cell table:style-name="Table1.A2" office:value-type="string">
            <text:p text:style-name="P6">stringfunctions.lsp</text:p>
          </table:table-cell>
          <table:table-cell table:style-name="Table1.B2" office:value-type="string">
            <text:p text:style-name="P6">Kludgy lisp routines for dealing with strings (ie split)</text:p>
          </table:table-cell>
        </table:table-row>
        <table:table-row table:style-name="Table1.1">
          <table:table-cell table:style-name="Table1.A2" office:value-type="string">
            <text:p text:style-name="P6">userinput.lsp</text:p>
          </table:table-cell>
          <table:table-cell table:style-name="Table1.B2" office:value-type="string">
            <text:p text:style-name="P6">Asks the user for input and handles it more nicely than the default does. Unfortunately, we cannot tell the difference between a missed click and a return... (both return nil)</text:p>
          </table:table-cell>
        </table:table-row>
      </table:table>
      <text:p text:style-name="P3"/>
      <text:p text:style-name="P4">Setup Information (You really need to do it in this order)</text:p>
      <text:p text:style-name="P3"/>
      <text:list xml:id="list746327605" text:style-name="L3">
        <text:list-item>
          <text:p text:style-name="P12">Make sure Bricscad is closed</text:p>
        </text:list-item>
        <text:list-item>
          <text:p text:style-name="P12">Copy default.pgp to the Briscad support folder to /home/<text:span text:style-name="T1">username</text:span>/Bricsys/Bricscad/V11/en_US/Support</text:p>
        </text:list-item>
        <text:list-item>
          <text:p text:style-name="P12">Open up Bricscad. Go to Settings&gt;Settings&gt;Program Options&gt;Files&gt;Support File Search Path and add the root of this folder to it.</text:p>
        </text:list-item>
        <text:list-item>
          <text:p text:style-name="P12">Use the command menuload to load either the mnl or cui file (depending on which is being used - see the cencad.cui description above)</text:p>
        </text:list-item>
        <text:list-item>
          <text:p text:style-name="P12">Gconf-editor: Allow icons in menus by changing the value at <text:span text:style-name="T1">/desktop/gnome/interface/menus_have_icons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Centore</meta:initial-creator>
    <meta:creation-date>2011-04-20T11:27:24</meta:creation-date>
    <dc:date>2011-11-08T16:00:55</dc:date>
    <dc:creator>Daniel Centore</dc:creator>
    <meta:editing-duration>PT1H9M37S</meta:editing-duration>
    <meta:editing-cycles>37</meta:editing-cycles>
    <meta:generator>LibreOffice/3.4$Unix LibreOffice_project/340m1$Build-302</meta:generator>
    <meta:document-statistic meta:table-count="1" meta:image-count="0" meta:object-count="0" meta:page-count="4" meta:paragraph-count="72" meta:word-count="518" meta:character-count="3174" meta:non-whitespace-character-count="2756"/>
  </office:meta>
</office:document-meta>
</file>